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roman" svg:font-family="'Times new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roman" officeooo:rsid="001b8dda" officeooo:paragraph-rsid="001b8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THIS PROCEDURE IS FOR RASPBERRY Pi1 ONLY)</text:p>
      <text:p text:style-name="P1"></text:p>
      <text:p text:style-name="P1">Step for kernel compilation:</text:p>
      <text:p text:style-name="P1">_______________________________</text:p>
      <text:p text:style-name="P1"></text:p>
      <text:p text:style-name="P1">1&gt; enable CONFIG_KALLSYMS and CONFIG_DEBUG_INFO in your .config file.</text:p>
      <text:p text:style-name="P1">2&gt; set variable KERNEL=kernel</text:p>
      <text:p text:style-name="P1">3&gt; make ARCH=arm CROSS_COMPILE=/home/mehul/rpi/tools/arm-bcm2708/arm-bcm2708-linux-gnueabi/bin/arm-bcm2708-linux-gnueabi- <text:s/>bcmrpi_defconfig</text:p>
      <text:p text:style-name="P1">4&gt; make ARCH=arm CROSS_COMPILE=/home/mehul/rpi/tools/arm-bcm2708/arm-bcm2708-linux-gnueabi/bin/arm-bcm2708-linux-gnueabi- zImage modules dtbs</text:p>
      <text:p text:style-name="P1"></text:p>
      <text:p text:style-name="P1">Step for U-boot compilation:</text:p>
      <text:p text:style-name="P1">____________________________:</text:p>
      <text:p text:style-name="P1">*(These commands only if you want to do some changes in U-boot , otherwise placing kernel related images in SDcard will work ,as</text:p>
      <text:p text:style-name="P1">raspian has its own bootloader)</text:p>
      <text:p text:style-name="P1">1&gt; make ARCH=arm CROSS_COMPILE=/home/mehul/rpi/tools/arm-bcm2708/arm-bcm2708-linux-gnueabi/bin/arm-bcm2708-linux-gnueabi- rpi_defconfig</text:p>
      <text:p text:style-name="P1">2&gt; make ARCH=arm CROSS_COMPILE=/home/mehul/rpi/tools/arm-bcm2708/arm-bcm2708-linux-gnueabi/bin/arm-bcm2708-linux-gnueabi-</text:p>
      <text:p text:style-name="P1"></text:p>
      <text:p text:style-name="P1">Putting image into SD card :</text:p>
      <text:p text:style-name="P1">_______________________</text:p>
      <text:p text:style-name="P1"></text:p>
      <text:p text:style-name="P1">1&gt; First format the SD card.</text:p>
      <text:p text:style-name="P1">2&gt; Then execute command sudo dd if=2017-06-21-raspbian-jessie.img of=/dev/sdd bs=4M .</text:p>
      <text:p text:style-name="P1">3&gt; insert the card in the board and boot it once , so that it will create partition.</text:p>
      <text:p text:style-name="P1">4&gt; now to get the log on minicom write "enable_uart=1" at the end of /boot/config.txt as mentioned in https://elinux.org/RPi_Serial_Connection.</text:p>
      <text:p text:style-name="P1">(in board RPi1-1551 Tx/Rx pin is not working , so please take board RPi1-1550)</text:p>
      <text:p text:style-name="P1"></text:p>
      <text:p text:style-name="P1">go to kernel dirrctory where you compile the code and execute below command(below commands are given in raspberry site also.)</text:p>
      <text:p text:style-name="P1">mkdir mnt</text:p>
      <text:p text:style-name="P1">mkdir mnt/fat32</text:p>
      <text:p text:style-name="P1">mkdir mnt/ext4</text:p>
      <text:p text:style-name="P1">sudo mount /dev/sdb1 mnt/fat32</text:p>
      <text:p text:style-name="P1">sudo mount /dev/sdb2 mnt/ext4</text:p>
      <text:p text:style-name="P1"></text:p>
      <text:p text:style-name="P1">sudo make ARCH=arm INSTALL_MOD_PATH=mnt/ext4 modules_install</text:p>
      <text:p text:style-name="P1"></text:p>
      <text:p text:style-name="P1">sudo cp mnt/fat32/$KERNEL.img mnt/fat32/$KERNEL-backup.img</text:p>
      <text:p text:style-name="P1">sudo cp arch/arm/boot/zImage mnt/fat32/$KERNEL.img</text:p>
      <text:p text:style-name="P1">sudo cp arch/arm/boot/dts/*.dtb mnt/fat32/</text:p>
      <text:p text:style-name="P1">sudo cp arch/arm/boot/dts/overlays/*.dtb* mnt/fat32/overlays/</text:p>
      <text:p text:style-name="P1">sudo cp arch/arm/boot/dts/overlays/README mnt/fat32/overlays/</text:p>
      <text:p text:style-name="P1">sudo umount mnt/fat32</text:p>
      <text:p text:style-name="P1">sudo umount mnt/ext4</text:p>
      <text:p text:style-name="P1"></text:p>
      <text:p text:style-name="P1">__________________________________________</text:p>
      <text:p text:style-name="P1">JTAG pin configuration program:</text:p>
      <text:p text:style-name="P1"><text:soft-page-break/></text:p>
      <text:p text:style-name="P1">download JtagEnabler.cpp for Rpi1 from internet and crosscompile it and generate a.out and put executable(./a.out)in the SD card partition.</text:p>
      <text:p text:style-name="P1"></text:p>
      <text:p text:style-name="P1">__________________________________________</text:p>
      <text:p text:style-name="P1">Enabling JTAG pins :</text:p>
      <text:p text:style-name="P1"></text:p>
      <text:p text:style-name="P1">After SD card flashed , put it in the board's SD card slot.Then After when kernel boot and you get the prompt, go to the directory where ./a.out was kept and execute it.</text:p>
      <text:p text:style-name="P1"></text:p>
      <text:p text:style-name="P1">username and password to login into board :</text:p>
      <text:p text:style-name="P1">username : pi</text:p>
      <text:p text:style-name="P1">password : raspberry</text:p>
      <text:p text:style-name="P1"></text:p>
      <text:p text:style-name="P1">___________________________________________</text:p>
      <text:p text:style-name="P1"></text:p>
      <text:p text:style-name="P1">Trace32 :</text:p>
      <text:p text:style-name="P1"></text:p>
      <text:p text:style-name="P1">After making connection as shown in the wiki image , launch trace32 and execute below commnad in t32 prompt.</text:p>
      <text:p text:style-name="P1">SYSTEM.CPU ARM1176JZF</text:p>
      <text:p text:style-name="P1">and then as shown in attched image tronchip.png , untick all the exceptions listed under "set" tab .Then execute below command</text:p>
      <text:p text:style-name="P1">SYSTEM.CPUACCESS Enable</text:p>
      <text:p text:style-name="P1">SYSTEM.MODE ATTACH</text:p>
      <text:p text:style-name="P1">DATA.LOAD.ELF c:\Users\Administrator\Documents\new\linux-rpi-3.10.y\vmlinux /NOCODE</text:p>
      <text:p text:style-name="P1">Y.SPATH.SRD c:\Users\Administrator\Documents\new\linux-rpi-3.10.y\</text:p>
      <text:p text:style-name="P1"></text:p>
      <text:p text:style-name="P1">Now , you are ready to set the breakpoint and debug ,but this will let you to debug only kernel code in which you have place</text:p>
      <text:p text:style-name="P1">breakpoint and if application call that function but you will not able to debug the code which is executing in the start of the kernel</text:p>
      <text:p text:style-name="P1">becuase we are enabling JTAG pins after kernel boots ; so to debug at kernel booting level , implement the JtagEnable.cpp logic</text:p>
      <text:p text:style-name="P1">before kernel boots at uboot level.</text:p>
      <text:p text:style-name="P1"></text:p>
      <text:p text:style-name="P1"></text:p>
      <text:p text:style-name="P1">USEFUL LINKS:</text:p>
      <text:p text:style-name="P1"></text:p>
      <text:p text:style-name="P1">LINKS :</text:p>
      <text:p text:style-name="P1"></text:p>
      <text:p text:style-name="P1">https://wiki.globaledgesoft.com/index.php/JTAG_Debugging_on_Raspberry_Pi#Preparing_Rasberry_PI_for_JTAG_.26_README</text:p>
      <text:p text:style-name="P1">https://www.raspberrypi.org/documentation/linux/kernel/building.md</text:p>
      <text:p text:style-name="P1">http://sysprogs.com/VisualKernel/tutorials/raspberry/jtagsetup/</text:p>
      <text:p text:style-name="P1">https://github.com/raspberrypi/linux/tree/rpi-3.10.y</text:p>
      <text:p text:style-name="P1">https://elinux.org/RPi_U-Boot</text:p>
      <text:p text:style-name="P1">https://github.com/gonzoua/u-boot-pi</text:p>
      <text:p text:style-name="P1">https://wiki.globaledgesoft.com/index.php/Raspberry_Pi</text:p>
      <text:p text:style-name="P1">https://devsidestory.com/build-a-64-bit-kernel-for-your-raspberry-pi-3/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roman" svg:font-family="'Times new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56:01.947882434</meta:creation-date>
    <dc:date>2017-11-29T18:56:51.798903714</dc:date>
    <meta:editing-duration>P0D</meta:editing-duration>
    <meta:editing-cycles>1</meta:editing-cycles>
    <meta:document-statistic meta:table-count="0" meta:image-count="0" meta:object-count="0" meta:page-count="2" meta:paragraph-count="87" meta:word-count="439" meta:character-count="4043" meta:non-whitespace-character-count="3582"/>
    <meta:generator>LibreOffice/4.2.8.2$Linux_X86_64 LibreOffice_project/420m0$Build-2</meta:generator>
  </office:meta>
</office:document-meta>
</file>